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 svg:font-family="Consol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in" style:contextual-spacing="false" fo:line-height="200%" fo:text-align="justify" style:justify-single-word="false"/>
      <style:text-properties fo:color="#000000" loext:opacity="100%" style:font-name="Consola" fo:font-size="13pt" fo:language="fr" fo:country="FR" fo:font-style="normal" fo:font-weight="normal" officeooo:rsid="0018bc55" officeooo:paragraph-rsid="000bffb3" style:font-size-asian="13pt" style:font-style-asian="normal" style:font-weight-asian="normal" style:font-size-complex="13pt" style:font-style-complex="normal" style:font-weight-complex="normal"/>
    </style:style>
    <style:style style:name="P2" style:family="paragraph" style:parent-style-name="Standard">
      <style:paragraph-properties fo:margin-top="0in" fo:margin-bottom="0in" style:contextual-spacing="false" fo:line-height="200%" fo:text-align="justify" style:justify-single-word="false" fo:break-before="page"/>
      <style:text-properties fo:color="#000000" loext:opacity="100%" style:font-name="Consola" fo:font-size="13pt" fo:language="fr" fo:country="FR" fo:font-style="normal" fo:font-weight="normal" officeooo:rsid="0018bc55" officeooo:paragraph-rsid="000bffb3" style:font-size-asian="13pt" style:font-style-asian="normal" style:font-weight-asian="normal" style:font-size-complex="13pt" style:font-style-complex="normal" style:font-weight-complex="normal"/>
    </style:style>
    <style:style style:name="P3" style:family="paragraph" style:parent-style-name="Standard" style:list-style-name="L1">
      <style:paragraph-properties fo:margin-top="0in" fo:margin-bottom="0in" style:contextual-spacing="false" fo:line-height="200%" fo:text-align="justify" style:justify-single-word="false"/>
      <style:text-properties fo:color="#000000" loext:opacity="100%" style:font-name="Consola" fo:font-size="13pt" fo:language="fr" fo:country="FR" fo:font-style="normal" fo:font-weight="normal" officeooo:rsid="0018bc55" officeooo:paragraph-rsid="000bffb3" style:font-size-asian="13pt" style:font-style-asian="normal" style:font-weight-asian="normal" style:font-size-complex="13pt" style:font-style-complex="normal" style:font-weight-complex="normal"/>
    </style:style>
    <style:style style:name="P4" style:family="paragraph" style:parent-style-name="Standard">
      <style:paragraph-properties fo:margin-top="0in" fo:margin-bottom="0in" style:contextual-spacing="false" fo:line-height="200%" fo:text-align="justify" style:justify-single-word="false"/>
      <style:text-properties fo:color="#000000" loext:opacity="100%" style:font-name="Consola" fo:font-size="13pt" fo:language="fr" fo:country="FR" fo:font-style="normal" fo:font-weight="normal" officeooo:rsid="0018bc55" officeooo:paragraph-rsid="001a5cec" style:font-size-asian="13pt" style:font-style-asian="normal" style:font-weight-asian="normal" style:font-size-complex="13pt" style:font-style-complex="normal" style:font-weight-complex="normal"/>
    </style:style>
    <style:style style:name="P5" style:family="paragraph" style:parent-style-name="Standard">
      <style:paragraph-properties fo:margin-top="0in" fo:margin-bottom="0in" style:contextual-spacing="false" fo:line-height="200%" fo:text-align="justify" style:justify-single-word="false"/>
      <style:text-properties fo:color="#000000" loext:opacity="100%" style:font-name="Consola" fo:font-size="13pt" fo:language="fr" fo:country="FR" fo:font-style="normal" fo:font-weight="normal" officeooo:rsid="0018bc55" style:font-size-asian="13pt" style:font-style-asian="normal" style:font-weight-asian="normal" style:font-size-complex="13pt" style:font-style-complex="normal" style:font-weight-complex="normal"/>
    </style:style>
    <style:style style:name="P6" style:family="paragraph" style:parent-style-name="Standard">
      <style:paragraph-properties fo:margin-top="0in" fo:margin-bottom="0in" style:contextual-spacing="false" fo:line-height="200%" fo:text-align="justify" style:justify-single-word="false"/>
      <style:text-properties fo:color="#000000" loext:opacity="100%" style:font-name="Consola" fo:font-size="13pt" fo:language="fr" fo:country="FR" fo:font-style="normal" fo:font-weight="normal" officeooo:rsid="0018bc55" officeooo:paragraph-rsid="0018bc55" style:font-size-asian="13pt" style:font-style-asian="normal" style:font-weight-asian="normal" style:font-size-complex="13pt" style:font-style-complex="normal" style:font-weight-complex="normal"/>
    </style:style>
    <style:style style:name="P7" style:family="paragraph" style:parent-style-name="Standard">
      <style:paragraph-properties fo:margin-top="0in" fo:margin-bottom="0in" style:contextual-spacing="false" fo:line-height="200%" fo:text-align="justify" style:justify-single-word="false"/>
      <style:text-properties fo:color="#000000" loext:opacity="100%" style:font-name="Consola" fo:font-size="13pt" fo:letter-spacing="normal" fo:language="fr" fo:country="FR" fo:font-style="normal" fo:font-weight="normal" officeooo:rsid="0018bc55" officeooo:paragraph-rsid="000bffb3" style:font-size-asian="13pt" style:font-style-asian="normal" style:font-weight-asian="normal" style:font-size-complex="13pt" style:font-style-complex="normal" style:font-weight-complex="normal"/>
    </style:style>
    <style:style style:name="P8" style:family="paragraph" style:parent-style-name="Standard">
      <style:paragraph-properties fo:margin-top="0in" fo:margin-bottom="0in" style:contextual-spacing="false" fo:line-height="200%" fo:text-align="justify" style:justify-single-word="false"/>
      <style:text-properties fo:color="#000000" loext:opacity="100%" style:font-name="Consola" fo:font-size="18pt" fo:language="fr" fo:country="FR" fo:font-style="normal" fo:font-weight="normal" officeooo:rsid="0018bc55" officeooo:paragraph-rsid="000bffb3" style:font-size-asian="18pt" style:font-style-asian="normal" style:font-weight-asian="normal" style:font-size-complex="18pt" style:font-style-complex="normal" style:font-weight-complex="normal"/>
    </style:style>
    <style:style style:name="P9" style:family="paragraph" style:parent-style-name="Standard">
      <style:paragraph-properties fo:margin-top="0in" fo:margin-bottom="0in" style:contextual-spacing="false" fo:line-height="200%" fo:text-align="justify" style:justify-single-word="false" fo:break-before="page"/>
      <style:text-properties fo:color="#000000" loext:opacity="100%" style:font-name="Consola" fo:font-size="18pt" fo:language="fr" fo:country="FR" fo:font-style="normal" fo:font-weight="normal" officeooo:rsid="0018bc55" officeooo:paragraph-rsid="000bffb3" style:font-size-asian="18pt" style:font-style-asian="normal" style:font-weight-asian="normal" style:font-size-complex="18pt" style:font-style-complex="normal" style:font-weight-complex="normal"/>
    </style:style>
    <style:style style:name="P10" style:family="paragraph" style:parent-style-name="Standard">
      <style:paragraph-properties fo:margin-top="0in" fo:margin-bottom="0in" style:contextual-spacing="false" fo:line-height="200%" fo:text-align="justify" style:justify-single-word="false" fo:break-before="page"/>
      <style:text-properties fo:color="#000000" loext:opacity="100%" style:font-name="Consola" fo:font-size="18pt" fo:language="fr" fo:country="FR" fo:font-style="normal" fo:font-weight="normal" officeooo:rsid="0018bc55" officeooo:paragraph-rsid="0018bc55" style:font-size-asian="18pt" style:font-style-asian="normal" style:font-weight-asian="normal" style:font-size-complex="18pt" style:font-style-complex="normal" style:font-weight-complex="normal"/>
    </style:style>
    <style:style style:name="P11" style:family="paragraph" style:parent-style-name="Standard">
      <style:paragraph-properties fo:margin-top="0in" fo:margin-bottom="0in" style:contextual-spacing="false" fo:line-height="200%" fo:text-align="justify" style:justify-single-word="false"/>
      <style:text-properties officeooo:paragraph-rsid="0018bc55"/>
    </style:style>
    <style:style style:name="P12" style:family="paragraph" style:parent-style-name="Text_20_body">
      <style:paragraph-properties fo:margin-top="0in" fo:margin-bottom="0in" style:contextual-spacing="false" fo:line-height="200%" fo:text-align="justify" style:justify-single-word="false"/>
      <style:text-properties fo:color="#000000" loext:opacity="100%" style:font-name="Consola" fo:font-size="13pt" fo:language="fr" fo:country="FR" fo:font-style="normal" fo:font-weight="normal" officeooo:rsid="0018bc55" officeooo:paragraph-rsid="0018bc55" style:font-size-asian="13pt" style:font-style-asian="normal" style:font-weight-asian="normal" style:font-size-complex="13pt" style:font-style-complex="normal" style:font-weight-complex="normal"/>
    </style:style>
    <style:style style:name="P13" style:family="paragraph" style:parent-style-name="Text_20_body">
      <style:paragraph-properties fo:line-height="200%" fo:text-align="justify" style:justify-single-word="false"/>
      <style:text-properties fo:color="#000000" loext:opacity="100%" style:font-name="Consola" fo:font-size="13pt" fo:language="fr" fo:country="FR" fo:font-style="normal" fo:font-weight="normal" officeooo:rsid="0018bc55" style:font-size-asian="13pt" style:font-style-asian="normal" style:font-weight-asian="normal" style:font-size-complex="13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50%" fo:text-align="justify" style:justify-single-word="false" fo:orphans="2" fo:widows="2" fo:text-indent="0in" style:auto-text-indent="false"/>
      <style:text-properties fo:color="#000000" loext:opacity="100%" style:font-name="Consola" fo:font-size="13pt" fo:letter-spacing="normal" fo:language="fr" fo:country="FR" fo:font-style="normal" fo:font-weight="normal" officeooo:rsid="0018bc55" style:font-size-asian="13pt" style:font-style-asian="normal" style:font-weight-asian="normal" style:font-size-complex="13pt" style:font-style-complex="normal" style:font-weight-complex="normal"/>
    </style:style>
    <style:style style:name="P15" style:family="paragraph" style:parent-style-name="Text_20_body">
      <style:paragraph-properties fo:margin-top="0in" fo:margin-bottom="0in" style:contextual-spacing="false" fo:line-height="200%" fo:text-align="justify" style:justify-single-word="false"/>
      <style:text-properties fo:color="#000000" loext:opacity="100%" style:font-name="Consola" fo:font-size="13pt" fo:letter-spacing="normal" fo:language="fr" fo:country="FR" fo:font-style="normal" fo:font-weight="normal" officeooo:rsid="0018bc55" officeooo:paragraph-rsid="000bffb3" style:font-size-asian="13pt" style:font-style-asian="normal" style:font-weight-asian="normal" style:font-size-complex="13pt" style:font-style-complex="normal" style:font-weight-complex="normal"/>
    </style:style>
    <style:style style:name="P16" style:family="paragraph" style:parent-style-name="Text_20_body">
      <style:paragraph-properties fo:line-height="200%" fo:text-align="justify" style:justify-single-word="false"/>
    </style:style>
    <style:style style:name="T1" style:family="text">
      <style:text-properties officeooo:rsid="000bffb3"/>
    </style:style>
    <style:style style:name="T2" style:family="text">
      <style:text-properties fo:font-weight="normal" style:font-weight-asian="normal" style:font-weight-complex="normal"/>
    </style:style>
    <style:style style:name="T3" style:family="text">
      <style:text-properties fo:font-weight="normal" officeooo:rsid="000bffb3" style:font-weight-asian="normal" style:font-weight-complex="normal"/>
    </style:style>
    <style:style style:name="T4" style:family="text">
      <style:text-properties fo:font-size="18pt" style:font-size-asian="18pt" style:font-size-complex="18pt"/>
    </style:style>
    <style:style style:name="T5" style:family="text">
      <style:text-properties officeooo:rsid="001a5cec"/>
    </style:style>
    <style:style style:name="T6" style:family="text">
      <style:text-properties fo:color="#000000" loext:opacity="100%" style:font-name="Consola" fo:font-size="13pt" fo:font-style="normal" officeooo:rsid="001a5cec" style:font-size-asian="13pt" style:font-style-asian="normal" style:font-size-complex="13pt" style:font-style-complex="normal"/>
    </style:style>
    <style:style style:name="T7" style:family="text">
      <style:text-properties fo:color="#000000" loext:opacity="100%" style:font-name="Consola" fo:font-size="13pt" fo:language="fr" fo:country="FR" fo:font-style="normal" fo:font-weight="normal" officeooo:rsid="0018bc55" style:font-size-asian="13pt" style:font-style-asian="normal" style:font-weight-asian="normal" style:font-size-complex="13pt" style:font-style-complex="normal" style:font-weight-complex="normal"/>
    </style:style>
    <style:style style:name="T8" style:family="text">
      <style:text-properties fo:color="#171c8f" loext:opacity="100%"/>
    </style:style>
    <style:style style:name="T9" style:family="text">
      <style:text-properties fo:color="#171c8f" loext:opacity="100%" style:font-name="Consola" fo:font-size="13pt" fo:language="fr" fo:country="FR" fo:font-style="normal" officeooo:rsid="0018bc55" style:font-size-asian="13pt" style:font-style-asian="normal" style:font-size-complex="13pt" style:font-style-complex="normal"/>
    </style:style>
    <style:style style:name="T10" style:family="text">
      <style:text-properties fo:color="#171c8f" loext:opacity="100%" style:font-name="Consola" fo:font-size="13pt" fo:language="fr" fo:country="FR" fo:font-style="normal" fo:font-weight="normal" officeooo:rsid="0018bc55" style:font-size-asian="13pt" style:font-style-asian="normal" style:font-weight-asian="normal" style:font-size-complex="13pt" style:font-style-complex="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e Prestataire</text:p>
      <text:p text:style-name="P1"/>
      <text:p text:style-name="P1">Sommaire :</text:p>
      <text:list xml:id="list4143856682" text:style-name="L1">
        <text:list-item>
          <text:p text:style-name="P3">Identité</text:p>
        </text:list-item>
        <text:list-item>
          <text:p text:style-name="P3">Historique</text:p>
        </text:list-item>
        <text:list-item>
          <text:p text:style-name="P3">Activités ou produits</text:p>
        </text:list-item>
        <text:list-item>
          <text:p text:style-name="P3">Chiffres d’affaires (societe.com)</text:p>
        </text:list-item>
        <text:list-item>
          <text:p text:style-name="P3">Partenaires sociaux économ<text:span text:style-name="T5">iques</text:span></text:p>
        </text:list-item>
      </text:list>
      <text:p text:style-name="P9">Identité</text:p>
      <text:p text:style-name="P4">DR senté est un Éditeur français spécialisé dans le domaine de l’informatique médicale.</text:p>
      <text:p text:style-name="P5"/>
      <text:p text:style-name="P5"/>
      <text:p text:style-name="P10">Activités </text:p>
      <text:p text:style-name="P6">Dans un secteur aussi primordial que la santé, les médecins doivent pouvoir bénéficier du même confort devant leur logiciel professionnel que lorsqu’ils utilisent d’autres applications. Face à ce constat, Dr Santé ont décidés de réinventer le logiciel de gestion cabinet pour médecins. DrSanté emploie les technologies les plus récentes pour permettre aux médecins de trouver une souplesse et une facilité d’utilisation devenues essentielles.</text:p>
      <text:p text:style-name="P2"/>
      <text:p text:style-name="P8">Chiffres d’affaires (societe.com)</text:p>
      <text:p text:style-name="P7">DR SANTE, société par actions simplifiée, immatriculée sous le SIREN 384110417, est en activité depuis 31 ans. Installée à VERSAILLES (78000), elle est spécialisée dans le secteur d'activité du conseil pour les affaires et autres conseils de gestion. Sur l'année 2020 elle réalise un chiffre d'affaires de 18 800,00 €. Le total du bilan a diminué de 23,49 % entre 2019 et 2020. Societe.com recense <text:bookmark text:name="synthnbetab"/>4 établissements<text:bookmark text:name="synthnbetabexact"/>  ainsi que 2 mandataires depuis le début de son activité, le dernier événement notable de cette entreprise date du 22-06-2022. Denis REQUIER est président de l'entreprise DR SANTE.</text:p>
      <text:p text:style-name="P15"/>
      <text:p text:style-name="P1"/>
      <text:p text:style-name="P10">Partenaire sociaux et économique </text:p>
      <text:p text:style-name="P4">Doctolib</text:p>
      <text:p text:style-name="P6"/>
      <text:p text:style-name="P12">DrSanté et Doctolib ont développé une passerelle pour que vos patients puissent bénéficier du service de prise de rendez-vous en ligne Doctolib de manière optimum.</text:p>
      <text:p text:style-name="P13">Grâce au partage et à l’échange des données administratives des patients, grâce à des interactions précises et à une mise à jour instantanée des informations, l’utilisation combinée des solutions devient avantageuse.</text:p>
      <text:p text:style-name="P6"/>
      <text:p text:style-name="P6">Mesvaccins.net</text:p>
      <text:p text:style-name="P6"/>
      <text:p text:style-name="P11"><text:span text:style-name="T7">Accédez et récupérez le </text:span><text:span text:style-name="Strong_20_Emphasis"><text:span text:style-name="T7">Carnet de Vaccination électronique</text:span></text:span><text:span text:style-name="T7"> de vos patients, accédez à la base de connaissance et au système expert de MesVaccins.net et obtenez automatiquement un diagnostic vaccinal du patient</text:span></text:p>
      <text:p text:style-name="P11"><text:span text:style-name="T7">La passerelle développée conjointement avec MesVaccins.net vous permet de bénéficier directement dans votre logiciel métier DrSanté du partage des carnets de vaccination et d’utiliser le système expert de MesVaccins.net. Le système expert génère un </text:span><text:span text:style-name="Strong_20_Emphasis"><text:span text:style-name="T7">bilan vaccinal</text:span></text:span><text:span text:style-name="T7"> </text:span><text:span text:style-name="Strong_20_Emphasis"><text:span text:style-name="T7">personnalisé</text:span></text:span><text:span text:style-name="T7"> pour chaque carnet et prend en charge l’envoi de messages de rappels au patient.</text:span></text:p>
      <text:p text:style-name="P13"><text:soft-page-break/>Partenaire de MesVaccins.net, le logiciel DrSanté vous permet d’intégrer les fonctionnalités de gestion du carnet de vaccination électronique de MesVaccins.net.</text:p>
      <text:p text:style-name="P6"/>
      <text:p text:style-name="P6">Vidal</text:p>
      <text:p text:style-name="P6"/>
      <text:p text:style-name="P12">Le logiciel DrSanté couplé à la Base de Données des Médicaments « Vidal Expert » est certifié Logiciel d’Aide à la Prescription (LAP) selon le référentiel de la <text:span text:style-name="Strong_20_Emphasis"><text:span text:style-name="T2">Haute Autorité de Santé</text:span></text:span> (HAS).</text:p>
      <text:p text:style-name="P16"><text:span text:style-name="T7">Ils ont conclu un accord de partenariat avec VIDAL, un acteur de premier plan du secteur, qui met à la disposition de DrSanté ses </text:span><text:span text:style-name="Strong_20_Emphasis"><text:span text:style-name="T7">fonctionnalités avancées</text:span></text:span><text:span text:style-name="T7"> et sa riche base de données de produits de santé.</text:span></text:p>
      <text:p text:style-name="P13">Grâce à cet accord et à cette certification, DrSanté est en mesure de vous proposer de nombreux avantages : alertes incompatibilités ou interactions médicamenteuses, prise en compte des antécédents ou des allergies et identification du prix des ordonnances. La prescription en DCI est disponible ainsi que l’accès à vos textes d’ordonnances préenregistrés.</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 svg:font-family="Consol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1:48:34.740834709</meta:creation-date>
    <dc:date>2023-12-11T03:12:43.760957763</dc:date>
    <meta:editing-duration>PT37M22S</meta:editing-duration>
    <meta:editing-cycles>5</meta:editing-cycles>
    <meta:generator>LibreOffice/7.3.7.2$Linux_X86_64 LibreOffice_project/30$Build-2</meta:generator>
    <meta:document-statistic meta:table-count="0" meta:image-count="0" meta:object-count="0" meta:page-count="6" meta:paragraph-count="25" meta:word-count="482" meta:character-count="3223" meta:non-whitespace-character-count="2768"/>
  </office:meta>
</office:document-meta>
</file>